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8.00pt"/>
    </style:style>
    <style:style style:name="P2" style:family="paragraph">
      <style:paragraph-properties fo:line-height="115.00%" fo:text-align="justify" fo:margin-bottom="8.00pt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22.70pt"/>
          <style:tab-stop style:position="32891.10pt"/>
        </style:tab-stops>
      </style:paragraph-properties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left="35.40pt" fo:text-indent="0.00p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22.70pt"/>
          <style:tab-stop style:position="32891.10pt"/>
        </style:tab-stops>
      </style:paragraph-properties>
    </style:style>
    <style:style style:name="P7" style:family="paragraph">
      <style:paragraph-properties fo:line-height="115.00%" fo:text-align="left" fo:margin-bottom="8.00pt"/>
    </style:style>
    <style:style style:name="P8" style:family="paragraph">
      <style:paragraph-properties fo:line-height="115.00%" fo:text-align="justify" fo:margin-bottom="8.00p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22.70pt"/>
          <style:tab-stop style:position="32891.10pt"/>
        </style:tab-stops>
      </style:paragraph-properties>
    </style:style>
    <style:style style:name="P10" style:family="paragraph">
      <style:paragraph-properties fo:line-height="115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22.70pt"/>
          <style:tab-stop style:position="32891.10pt"/>
        </style:tab-stops>
      </style:paragraph-properties>
    </style:style>
    <style:style style:name="P13" style:family="paragraph">
      <style:paragraph-properties fo:line-height="115.00%" fo:text-align="justify" fo:margin-bottom="8.00p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22.70pt"/>
          <style:tab-stop style:position="32891.10pt"/>
        </style:tab-stops>
      </style:paragraph-properties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15.00%" fo:text-align="left" fo:margin-left="35.40pt" fo:text-indent="0.00pt"/>
    </style:style>
    <style:style style:name="P17" style:family="paragraph">
      <style:paragraph-properties fo:line-height="115.00%" fo:text-align="left" fo:margin-left="35.40pt" fo:text-indent="0.00pt"/>
    </style:style>
    <style:style style:name="P18" style:family="paragraph">
      <style:paragraph-properties fo:line-height="115.00%" fo:text-align="left" fo:margin-left="35.40pt" fo:text-indent="0.00p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22.70pt"/>
          <style:tab-stop style:position="32891.10pt"/>
        </style:tab-stops>
      </style:paragraph-properties>
    </style:style>
    <style:style style:name="P20" style:family="paragraph">
      <style:paragraph-properties fo:line-height="115.00%" fo:text-align="justify" fo:margin-bottom="8.00p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22.70pt"/>
          <style:tab-stop style:position="32891.10pt"/>
        </style:tab-stops>
      </style:paragraph-properties>
    </style:style>
    <style:style style:name="P22" style:family="paragraph">
      <style:paragraph-properties fo:line-height="115.00%" fo:text-align="left"/>
    </style:style>
    <style:style style:name="P23" style:family="paragraph">
      <style:paragraph-properties fo:line-height="115.00%" fo:text-align="left" fo:margin-left="35.40pt" fo:text-indent="0.00pt"/>
    </style:style>
    <style:style style:name="P24" style:family="paragraph">
      <style:paragraph-properties fo:line-height="115.00%" fo:text-align="left"/>
    </style:style>
    <style:style style:name="P25" style:family="paragraph">
      <style:paragraph-properties fo:line-height="115.00%" fo:text-align="left" fo:margin-left="35.40pt" fo:text-indent="0.00p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22.70pt"/>
          <style:tab-stop style:position="32891.10pt"/>
        </style:tab-stops>
      </style:paragraph-properties>
    </style:style>
    <style:style style:name="P27" style:family="paragraph">
      <style:paragraph-properties fo:line-height="100.00%" fo:text-align="left" fo:margin-left="5.40pt" fo:text-indent="-5.40pt">
        <style:tab-stops>
          <style:tab-stop style:position="22.70pt"/>
          <style:tab-stop style:position="32891.10pt"/>
        </style:tab-stops>
      </style:paragraph-properties>
    </style:style>
    <style:style style:name="P28" style:family="paragraph">
      <style:paragraph-properties fo:line-height="115.00%" fo:text-align="left"/>
    </style:style>
    <style:style style:name="P29" style:family="paragraph">
      <style:paragraph-properties fo:line-height="115.00%" fo:text-align="left" fo:margin-left="35.40pt" fo:text-indent="0.00p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15.00%" fo:text-align="left" fo:margin-left="35.40pt" fo:text-indent="0.00p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22.70pt"/>
          <style:tab-stop style:position="32891.10pt"/>
        </style:tab-stops>
      </style:paragraph-properties>
    </style:style>
    <style:style style:name="P33" style:family="paragraph">
      <style:paragraph-properties fo:line-height="115.00%" fo:text-align="justify" fo:margin-bottom="8.00pt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23.30pt"/>
          <style:tab-stop style:position="32891.10pt"/>
        </style:tab-stops>
      </style:paragraph-properties>
    </style:style>
    <style:style style:name="P35" style:family="paragraph">
      <style:paragraph-properties fo:line-height="115.00%" fo:text-align="lef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23.30pt"/>
          <style:tab-stop style:position="32891.10pt"/>
        </style:tab-stops>
      </style:paragraph-properties>
    </style:style>
    <style:style style:name="P37" style:family="paragraph">
      <style:paragraph-properties fo:line-height="100.00%" fo:text-align="left" fo:margin-left="5.40pt" fo:text-indent="-5.40pt">
        <style:tab-stops>
          <style:tab-stop style:position="23.30pt"/>
          <style:tab-stop style:position="32891.10pt"/>
        </style:tab-stops>
      </style:paragraph-properties>
    </style:style>
    <style:style style:name="P38" style:family="paragraph">
      <style:paragraph-properties fo:line-height="115.00%" fo:text-align="left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23.30pt"/>
          <style:tab-stop style:position="32891.10pt"/>
        </style:tab-stops>
      </style:paragraph-properties>
    </style:style>
    <style:style style:name="P40" style:family="paragraph">
      <style:paragraph-properties fo:line-height="115.00%" fo:text-align="lef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23.30pt"/>
          <style:tab-stop style:position="32891.10pt"/>
        </style:tab-stops>
      </style:paragraph-properties>
    </style:style>
    <style:style style:name="P42" style:family="paragraph">
      <style:paragraph-properties fo:line-height="115.00%" fo:text-align="justify" fo:margin-bottom="8.00pt"/>
    </style:style>
    <style:style style:name="TableColumn0100" style:family="table-column">
      <style:table-column-properties style:column-width="0.390278in"/>
    </style:style>
    <style:style style:name="TableColumn0101" style:family="table-column">
      <style:table-column-properties style:column-width="6.295833in"/>
    </style:style>
    <style:style style:name="Table01" style:family="table">
      <style:table-properties style:width="6.686111in" fo:margin-left="0.000000in" style:writing-mode="lr" table:align="left" style:may-break-between-rows="true"/>
    </style:style>
    <style:style style:name="TableRow0100" style:family="table-row">
      <style:table-row-properties style:min-row-height="0.436806in"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390278in"/>
    </style:style>
    <style:style style:name="TableColumn0201" style:family="table-column">
      <style:table-column-properties style:column-width="6.295833in"/>
    </style:style>
    <style:style style:name="Table02" style:family="table">
      <style:table-properties style:width="6.686111in" fo:margin-left="0.000000in" style:writing-mode="lr" table:align="left" style:may-break-between-rows="true"/>
    </style:style>
    <style:style style:name="TableRow0200" style:family="table-row">
      <style:table-row-properties style:min-row-height="0.436806in"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0.390278in"/>
    </style:style>
    <style:style style:name="TableColumn0301" style:family="table-column">
      <style:table-column-properties style:column-width="6.295833in"/>
    </style:style>
    <style:style style:name="Table03" style:family="table">
      <style:table-properties style:width="6.686111in" fo:margin-left="0.000000in" style:writing-mode="lr" table:align="left" style:may-break-between-rows="true"/>
    </style:style>
    <style:style style:name="TableRow0300" style:family="table-row">
      <style:table-row-properties style:min-row-height="0.436806in"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0.390278in"/>
    </style:style>
    <style:style style:name="TableColumn0401" style:family="table-column">
      <style:table-column-properties style:column-width="6.295833in"/>
    </style:style>
    <style:style style:name="Table04" style:family="table">
      <style:table-properties style:width="6.686111in" fo:margin-left="0.000000in" style:writing-mode="lr" table:align="left" style:may-break-between-rows="true"/>
    </style:style>
    <style:style style:name="TableRow0400" style:family="table-row">
      <style:table-row-properties style:min-row-height="0.436806in"/>
    </style:style>
    <style:style style:name="TableCell0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0.398611in"/>
    </style:style>
    <style:style style:name="TableColumn0501" style:family="table-column">
      <style:table-column-properties style:column-width="6.287500in"/>
    </style:style>
    <style:style style:name="Table05" style:family="table">
      <style:table-properties style:width="6.686111in" fo:margin-left="0.000000in" style:writing-mode="lr" table:align="left" style:may-break-between-rows="true"/>
    </style:style>
    <style:style style:name="TableRow0500" style:family="table-row">
      <style:table-row-properties style:min-row-height="0.236111in"/>
    </style:style>
    <style:style style:name="TableCell05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5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Exercício 2.18</text:span></text:p>
      <text:p text:style-name="P2"><text:span text:style-name="T2">Para este problema, a tabela mantém algum código C. Você deverá avaliar essas instruções de código C no código assembly do MIPS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4">a.</text:span><text:span text:style-name="T5"/></text:p>
          </table:table-cell>
          <table:table-cell table:style-name="TableCell010001">
            <text:p text:style-name="P4"><text:span text:style-name="T6">for(i=0; i&lt;a; i++)</text:span></text:p>
            <text:p text:style-name="P5"><text:span text:style-name="T6">a += b;</text:span><text:span text:style-name="T7"/></text:p>
          </table:table-cell>
        </table:table-row>
      </table:table>
      <text:p text:style-name="P7"><text:span text:style-name="T7"/></text:p>
      <text:p text:style-name="P8"><text:span text:style-name="T8">2.18.1</text:span><text:span text:style-name="T9"><text:s/>[5] &lt;2.7&gt; Para a tabela anterior, desenhe um gráfico de fluxo de controle do código C. Sugestão: utilize a plataforma gratuita draw.io para elaborar o fluxograma do laço de repetição FOR.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0"><text:span text:style-name="T11">a.</text:span><text:span text:style-name="T12"/></text:p>
          </table:table-cell>
          <table:table-cell table:style-name="TableCell020001">
            <text:p text:style-name="P11"><draw:frame text:anchor-type="as-char" svg:width="72.81mm" svg:height="83.61mm" style:rel-width="scale" style:rel-height="scale"><draw:object-ole xlink:href="OleObj1"/><draw:image xlink:href="ObjectReplacements/OleObj1"/></draw:frame><text:span text:style-name="T12"/></text:p>
            <text:p text:style-name="P11"><text:span text:style-name="T12"/></text:p>
          </table:table-cell>
        </table:table-row>
      </table:table>
      <text:p text:style-name="P13"><text:span text:style-name="T12"/></text:p>
      <text:p text:style-name="P13"><text:span text:style-name="T13">2.18.2</text:span><text:span text:style-name="T14"><text:s/>[5] &lt;2.7&gt; Para a tabela anterior, traduza o código C para o código assembly do MIPS.<text:s/></text:span><text:span text:style-name="T15">Use um número mínimo de instruções</text:span><text:span text:style-name="T16">. Suponha que os valores de a, b e i estejam nos registradores $s0, $s1 e $t0, respectivamente. Além disso, suponha que o registrador $s2 mantenha o endereço de base do array D.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15"><text:span text:style-name="T18">a.</text:span><text:span text:style-name="T19"/></text:p>
          </table:table-cell>
          <table:table-cell table:style-name="TableCell030001">
            <text:p text:style-name="P16"><text:span text:style-name="T20"><text:s text:c="6"/>ori $t0, $0, 0</text:span></text:p>
            <text:p text:style-name="P16"><text:span text:style-name="T20">loop: add $s0, $s0, $s1</text:span></text:p>
            <text:p text:style-name="P16"><text:span text:style-name="T20"><text:s text:c="6"/>addi $t0, $t0, 1</text:span></text:p>
            <text:p text:style-name="P16"><text:span text:style-name="T20"><text:s text:c="6"/>slti $t2, $t0, a</text:span></text:p>
            <text:p text:style-name="P17"><text:span text:style-name="T20"><text:s text:c="6"/>bne $t2, $0, loop</text:span><text:span text:style-name="T21"/></text:p>
            <text:p text:style-name="P18"><text:span text:style-name="T22"/></text:p>
          </table:table-cell>
        </table:table-row>
      </table:table>
      <text:p text:style-name="P20"><text:span text:style-name="T22"/></text:p>
      <text:p text:style-name="P20"><text:span text:style-name="T23">Para estes problemas, a tabela mantém fragmentos de código assembly do MIPS. Você deverá avaliar cada um dos fragmentos de código, familiarizando-se com as diferentes instruções de desvio do MIPS.</text:span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22"><text:span text:style-name="T25">a.</text:span><text:span text:style-name="T26"/></text:p>
          </table:table-cell>
          <table:table-cell table:style-name="TableCell040001">
            <text:p text:style-name="P23"><text:span text:style-name="T27"><text:s/>addi $t1, $0, 50 </text:span></text:p>
            <text:p text:style-name="P24"><text:span text:style-name="T27">LOOP: lw $s1, 0($s0)</text:span></text:p>
            <text:p text:style-name="P25"><text:span text:style-name="T27"><text:s/>add $s2, $s2, $s1 </text:span></text:p>
            <text:p text:style-name="P25"><text:span text:style-name="T27"><text:s/>lw $s1, 4($s0)</text:span></text:p>
            <text:p text:style-name="P25"><text:span text:style-name="T27"><text:s/>add $s2, $s2, $s1</text:span></text:p>
            <text:p text:style-name="P25"><text:span text:style-name="T27"><text:s/>addi $s0, $s0, 8 </text:span></text:p>
            <text:p text:style-name="P25"><text:span text:style-name="T27"><text:s/>subi $t1, $t1, 1 </text:span></text:p>
            <text:p text:style-name="P25"><text:span text:style-name="T27"><text:s/>bne $t1, $0, LOOP</text:span><text:span text:style-name="T28"/></text:p>
          </table:table-cell>
        </table:table-row>
        <table:table-row table:style-name="TableRow0401">
          <table:table-cell table:style-name="TableCell040100">
            <text:p text:style-name="P28"><text:span text:style-name="T29">b.</text:span><text:span text:style-name="T30"/></text:p>
          </table:table-cell>
          <table:table-cell table:style-name="TableCell040101">
            <text:p text:style-name="P29"><text:span text:style-name="T31"><text:s/>addi $t1, $0, $0</text:span></text:p>
            <text:p text:style-name="P30"><text:span text:style-name="T31">LOOP: lw $s1, 0($s0)</text:span></text:p>
            <text:p text:style-name="P31"><text:span text:style-name="T31"><text:s/>add $s2, $s2, $s1</text:span></text:p>
            <text:p text:style-name="P31"><text:span text:style-name="T31"><text:s/>addi $s0, $s0, 4 </text:span></text:p>
            <text:p text:style-name="P31"><text:span text:style-name="T31"><text:s/>addi $t1, $t1, 1 </text:span></text:p>
            <text:p text:style-name="P31"><text:span text:style-name="T31"><text:s/>slti $t2, $t1, 100 </text:span></text:p>
            <text:p text:style-name="P31"><text:span text:style-name="T31"><text:s/>bne $t2, $0, LOOP</text:span><text:span text:style-name="T32"/></text:p>
          </table:table-cell>
        </table:table-row>
      </table:table>
      <text:p text:style-name="P33"><text:span text:style-name="T33">Dica: os itens acima se referem ao laço de repetição FOR.</text:span></text:p>
      <text:p text:style-name="P33"><text:span text:style-name="T34"/></text:p>
      <text:p text:style-name="P33"><text:span text:style-name="T35">2.18.5</text:span><text:span text:style-name="T36"><text:s/>[5] &lt;2.7&gt; Traduza esses loops para C. Suponha que o inteiro i em nível de C seja mantido no registrador $t1, $s2 mantenha o inteiro em nível de C chamado result, e $s0 mantenha o endereço de base do inteiro MemArray.</text:span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35"><text:span text:style-name="T38">a.</text:span><text:span text:style-name="T39"/></text:p>
          </table:table-cell>
          <table:table-cell table:style-name="TableCell050001">
            <text:p text:style-name="P35"><text:span text:style-name="T40">i = 50;</text:span></text:p>
            <text:p text:style-name="P35"><text:span text:style-name="T40">for(;i != 0; i--)</text:span></text:p>
            <text:p text:style-name="P35"><text:span text:style-name="T40">{</text:span></text:p>
            <text:p text:style-name="P35"><text:span text:style-name="T40"><text:s text:c="4"/>result += MemArray[i];</text:span></text:p>
            <text:p text:style-name="P35"><text:span text:style-name="T40"><text:s text:c="4"/>result += MemArray[i-1];</text:span></text:p>
            <text:p text:style-name="P35"><text:span text:style-name="T40">}</text:span><text:span text:style-name="T41"/></text:p>
          </table:table-cell>
        </table:table-row>
        <table:table-row table:style-name="TableRow0501">
          <table:table-cell table:style-name="TableCell050100">
            <text:p text:style-name="P38"><text:span text:style-name="T42">b.</text:span><text:span text:style-name="T43"/></text:p>
          </table:table-cell>
          <table:table-cell table:style-name="TableCell050101">
            <text:p text:style-name="P38"><text:span text:style-name="T44">i = 0;</text:span></text:p>
            <text:p text:style-name="P38"><text:span text:style-name="T44">for(; i &lt;100; i++)</text:span></text:p>
            <text:p text:style-name="P38"><text:span text:style-name="T44">{</text:span></text:p>
            <text:p text:style-name="P38"><text:span text:style-name="T44"><text:s text:c="4"/>result += memArray[i];</text:span></text:p>
            <text:p text:style-name="P38"><text:span text:style-name="T44">}</text:span><text:span text:style-name="T45"/></text:p>
          </table:table-cell>
        </table:table-row>
        <table:table-row table:style-name="TableRow0502">
          <table:table-cell table:style-name="TableCell050200">
            <text:p text:style-name="P40"><text:span text:style-name="T45"/></text:p>
          </table:table-cell>
          <table:table-cell table:style-name="TableCell050201">
            <text:p text:style-name="P40"><text:span text:style-name="T45"/></text:p>
          </table:table-cell>
        </table:table-row>
      </table:table>
      <text:p text:style-name="P42"><text:span text:style-name="T45"/></text:p>
      <text:p text:style-name="P42"><text:span text:style-name="T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